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3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5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Скачков Даниил Игоревич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script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В</text:span><text:span text:style-name="T30"><text:s/></text:span><text:span text:style-name="T31">чем</text:span><text:span text:style-name="T32"><text:s/></text:span><text:span text:style-name="T33">разница</text:span><text:span text:style-name="T34"><text:s/></text:span><text:span text:style-name="T35">между</text:span><text:span text:style-name="T36"><text:s/></text:span><text:span text:style-name="T37">операторами</text:span><text:span text:style-name="T38"><text:s/>"=="</text:span><text:span text:style-name="T39">и</text:span><text:span text:style-name="T40"><text:s/>"==="?</text:span><text:span text:style-name="T41"/></text:p>
          </table:table-cell>
          <table:table-cell table:style-name="TableCell010201">
            <text:p text:style-name="P9"><text:span text:style-name="T42">Оператор "==" сравнивает с приведением типов, "===" - без.</text:span><text:span text:style-name="T43"/></text:p>
          </table:table-cell>
        </table:table-row>
        <table:table-row table:style-name="TableRow0103">
          <table:table-cell table:style-name="TableCell010300">
            <text:p text:style-name="P11"><text:span text:style-name="T44">Что</text:span><text:span text:style-name="T45"><text:s/></text:span><text:span text:style-name="T46">такое</text:span><text:span text:style-name="T47"><text:s/></text:span><text:span text:style-name="T48">область</text:span><text:span text:style-name="T49"><text:s/></text:span><text:span text:style-name="T50">видимости</text:span><text:span text:style-name="T51"><text:s/>(Scope)?</text:span><text:span text:style-name="T52"/></text:p>
          </table:table-cell>
          <table:table-cell table:style-name="TableCell010301">
            <text:p text:style-name="P11"><text:span text:style-name="T53">Скрытое свойство функции при вызове, определяет видимость/доступность переменных.</text:span><text:span text:style-name="T54"/></text:p>
          </table:table-cell>
        </table:table-row>
        <table:table-row table:style-name="TableRow0104">
          <table:table-cell table:style-name="TableCell010400">
            <text:p text:style-name="P13"><text:span text:style-name="T55"><text:s/></text:span><text:span text:style-name="T56">В</text:span><text:span text:style-name="T57"><text:s/></text:span><text:span text:style-name="T58">каких</text:span><text:span text:style-name="T59"><text:s/></text:span><text:span text:style-name="T60">ситуациях</text:span><text:span text:style-name="T61"><text:s/></text:span><text:span text:style-name="T62">следует</text:span><text:span text:style-name="T63"><text:s/></text:span><text:span text:style-name="T64">использовать</text:span><text:span text:style-name="T65"><text:s/></text:span><text:span text:style-name="T66">ключевые</text:span><text:span text:style-name="T67"><text:s/></text:span><text:span text:style-name="T68">слова</text:span><text:span text:style-name="T69"><text:s/>let<text:s/></text:span><text:span text:style-name="T70">и</text:span><text:span text:style-name="T71"><text:s/>const?</text:span><text:span text:style-name="T72"/></text:p>
          </table:table-cell>
          <table:table-cell table:style-name="TableCell010401">
            <text:p text:style-name="P13"><text:span text:style-name="T72">const</text:span><text:span text:style-name="T73"><text:s/>следует использовать если нужно объявить неизменное значение.</text:span></text:p>
            <text:p text:style-name="P13"><text:span text:style-name="T74">let<text:s/></text:span><text:span text:style-name="T75">и<text:s/></text:span><text:span text:style-name="T76">const -</text:span><text:span text:style-name="T77"><text:s/>блочный переменные, не видимые/доступные в не блока.</text:span><text:span text:style-name="T78"/></text:p>
          </table:table-cell>
        </table:table-row>
        <table:table-row table:style-name="TableRow0105">
          <table:table-cell table:style-name="TableCell010500">
            <text:p text:style-name="P15"><text:span text:style-name="T79">Что</text:span><text:span text:style-name="T80"><text:s/></text:span><text:span text:style-name="T81">такое</text:span><text:span text:style-name="T82"><text:s/></text:span><text:span text:style-name="T83">прототип</text:span><text:span text:style-name="T84"><text:s/></text:span><text:span text:style-name="T85">объекта</text:span><text:span text:style-name="T86">?</text:span><text:span text:style-name="T87"/></text:p>
          </table:table-cell>
          <table:table-cell table:style-name="TableCell010501">
            <text:p text:style-name="P15"><text:span text:style-name="T87">[[</text:span><text:span text:style-name="T88">Объект</text:span><text:span text:style-name="T89">]]</text:span><text:span text:style-name="T90"><text:s/>от которого</text:span><text:span text:style-name="T91"><text:s/></text:span><text:span text:style-name="T92">объекты наследуют свойства.</text:span><text:span text:style-name="T93"/></text:p>
          </table:table-cell>
        </table:table-row>
        <table:table-row table:style-name="TableRow0106">
          <table:table-cell table:style-name="TableCell010600">
            <text:p text:style-name="P17"><text:span text:style-name="T94">Какое</text:span><text:span text:style-name="T95"><text:s/></text:span><text:span text:style-name="T96">значение</text:span><text:span text:style-name="T97"><text:s/></text:span><text:span text:style-name="T98">имеет</text:span><text:span text:style-name="T99"><text:s/>this?</text:span><text:span text:style-name="T100"/></text:p>
          </table:table-cell>
          <table:table-cell table:style-name="TableCell010601">
            <text:p text:style-name="P17"><text:span text:style-name="T100">this</text:span><text:span text:style-name="T101"><text:s/>имеет значение объекта к которому привязан/в котором объявлен.</text:span><text:span text:style-name="T102"/></text:p>
          </table:table-cell>
        </table:table-row>
        <table:table-row table:style-name="TableRow0107">
          <table:table-cell table:style-name="TableCell010700">
            <text:p text:style-name="P19"><text:span text:style-name="T103">Какими</text:span><text:span text:style-name="T104"><text:s/></text:span><text:span text:style-name="T105">способами</text:span><text:span text:style-name="T106"><text:s/></text:span><text:span text:style-name="T107">можно</text:span><text:span text:style-name="T108"><text:s/></text:span><text:span text:style-name="T109">клонировать</text:span><text:span text:style-name="T110"><text:s/></text:span><text:span text:style-name="T111">объект</text:span><text:span text:style-name="T112">?</text:span><text:span text:style-name="T113"/></text:p>
          </table:table-cell>
          <table:table-cell table:style-name="TableCell010701">
            <text:p text:style-name="P19"><text:span text:style-name="T113">es6 - Spread<text:s/></text:span><text:span text:style-name="T114">оператор<text:s/></text:span><text:span text:style-name="T115">...obj</text:span><text:span text:style-name="T116"><text:s/>или<text:s/></text:span><text:span text:style-name="T117">Object.assign().</text:span></text:p>
          </table:table-cell>
        </table:table-row>
        <table:table-row table:style-name="TableRow0108">
          <table:table-cell table:style-name="TableCell010800">
            <text:p text:style-name="P21"><text:span text:style-name="T118">Что</text:span><text:span text:style-name="T119"><text:s/></text:span><text:span text:style-name="T120">такое</text:span><text:span text:style-name="T121"><text:s/>XMLHttpRequest<text:s/></text:span><text:span text:style-name="T122">и</text:span><text:span text:style-name="T123"><text:s/></text:span><text:span text:style-name="T124">зачем</text:span><text:span text:style-name="T125"><text:s/></text:span><text:span text:style-name="T126">он</text:span><text:span text:style-name="T127"><text:s/></text:span><text:span text:style-name="T128">нужен</text:span><text:span text:style-name="T129">?</text:span><text:span text:style-name="T130"/></text:p>
          </table:table-cell>
          <table:table-cell table:style-name="TableCell010801">
            <text:p text:style-name="P21"><text:span text:style-name="T131">Способ сделать асинхронный запрос, можно использовать его или<text:s/></text:span><text:span text:style-name="T132">fetch</text:span><text:span text:style-name="T133">.</text:span><text:span text:style-name="T134"/></text:p>
          </table:table-cell>
        </table:table-row>
        <table:table-row table:style-name="TableRow0109">
          <table:table-cell table:style-name="TableCell010900" table:number-columns-spanned="2">
            <text:p text:style-name="P24"><text:span text:style-name="T135">Разное</text:span><text:span text:style-name="T136"/></text:p>
          </table:table-cell>
          <table:covered-table-cell/>
        </table:table-row>
        <table:table-row table:style-name="TableRow0110">
          <table:table-cell table:style-name="TableCell011000">
            <text:p text:style-name="P27"><text:span text:style-name="T137">Что</text:span><text:span text:style-name="T138"><text:s/></text:span><text:span text:style-name="T139">такое</text:span><text:span text:style-name="T140"><text:s/>cookies?</text:span><text:span text:style-name="T141"/></text:p>
          </table:table-cell>
          <table:table-cell table:style-name="TableCell011001">
            <text:p text:style-name="P27"><text:span text:style-name="T142">Файлы<text:s/></text:span><text:span text:style-name="T143">HTTP</text:span><text:span text:style-name="T144">-запроса в основном для хранения пользовательских данных.</text:span><text:span text:style-name="T145"/></text:p>
          </table:table-cell>
        </table:table-row>
        <table:table-row table:style-name="TableRow0111">
          <table:table-cell table:style-name="TableCell011100">
            <text:p text:style-name="P29"><text:span text:style-name="T146">В</text:span><text:span text:style-name="T147"><text:s/></text:span><text:span text:style-name="T148">чем</text:span><text:span text:style-name="T149"><text:s/></text:span><text:span text:style-name="T150">разница</text:span><text:span text:style-name="T151"><text:s/></text:span><text:span text:style-name="T152">между</text:span><text:span text:style-name="T153"><text:s/>padding<text:s/></text:span><text:span text:style-name="T154">и</text:span><text:span text:style-name="T155"><text:s/>margin?</text:span><text:span text:style-name="T156"/></text:p>
          </table:table-cell>
          <table:table-cell table:style-name="TableCell011101">
            <text:p text:style-name="P29"><text:span text:style-name="T156">padding</text:span><text:span text:style-name="T157"><text:s/>- внутренний отступ,<text:s text:c="2"/></text:span><text:span text:style-name="T158">margin</text:span><text:span text:style-name="T159"><text:s/>- внешний отступ.</text:span><text:span text:style-name="T160"/></text:p>
          </table:table-cell>
        </table:table-row>
        <table:table-row table:style-name="TableRow0112">
          <table:table-cell table:style-name="TableCell011200">
            <text:p text:style-name="P31"><text:span text:style-name="T161">Что</text:span><text:span text:style-name="T162"><text:s/></text:span><text:span text:style-name="T163">такое</text:span><text:span text:style-name="T164"><text:s/></text:span><text:span text:style-name="T165">сессии</text:span><text:span text:style-name="T166"><text:s/></text:span><text:span text:style-name="T167">и</text:span><text:span text:style-name="T168"><text:s/></text:span><text:span text:style-name="T169">зачем</text:span><text:span text:style-name="T170"><text:s/></text:span><text:span text:style-name="T171">они</text:span><text:span text:style-name="T172"><text:s/></text:span><text:span text:style-name="T173">используются</text:span><text:span text:style-name="T174">?</text:span><text:span text:style-name="T175"/></text:p>
          </table:table-cell>
          <table:table-cell table:style-name="TableCell011201">
            <text:p text:style-name="P31"><text:span text:style-name="T176">Интерактивный обмен данных.<text:line-break/>Например корзина в интернет-магазине.</text:span><text:span text:style-name="T177"/></text:p>
          </table:table-cell>
        </table:table-row>
        <table:table-row table:style-name="TableRow0113">
          <table:table-cell table:style-name="TableCell011300">
            <text:p text:style-name="P33"><text:span text:style-name="T178">Опишите</text:span><text:span text:style-name="T179"><text:s/></text:span><text:span text:style-name="T180">что</text:span><text:span text:style-name="T181"><text:s/></text:span><text:span text:style-name="T182">будет</text:span><text:span text:style-name="T183"><text:s/></text:span><text:span text:style-name="T184">происходить</text:span><text:span text:style-name="T185"><text:s/></text:span><text:span text:style-name="T186">«</text:span><text:span text:style-name="T187">под</text:span><text:span text:style-name="T188"><text:s/></text:span><text:span text:style-name="T189">капотом</text:span><text:span text:style-name="T190">»<text:s/></text:span><text:span text:style-name="T191">после</text:span><text:span text:style-name="T192"><text:s/></text:span><text:span text:style-name="T193">ввода</text:span><text:span text:style-name="T194"><text:s/></text:span><text:span text:style-name="T195">адреса</text:span><text:span text:style-name="T196"><text:s/></text:span><text:span text:style-name="T197">сайта</text:span><text:span text:style-name="T198"><text:s/></text:span><text:span text:style-name="T199">в</text:span><text:span text:style-name="T200"><text:s/></text:span><text:span text:style-name="T201">браузере</text:span><text:span text:style-name="T202"><text:s/></text:span><text:span text:style-name="T203">и</text:span><text:span text:style-name="T204"><text:s/></text:span><text:span text:style-name="T205">нажатия</text:span><text:span text:style-name="T206"><text:s/>Enter?</text:span><text:span text:style-name="T207"/></text:p>
          </table:table-cell>
          <table:table-cell table:style-name="TableCell011301">
            <text:p text:style-name="P33"><text:span text:style-name="T208">Браузер ищет<text:s/></text:span><text:span text:style-name="T209">IP</text:span><text:span text:style-name="T210"><text:s/>в истории подключений/ОС/кэше, если его нет -</text:span><text:span text:style-name="T211">&gt;</text:span><text:span text:style-name="T212"><text:s/>запрос к<text:s/></text:span><text:span text:style-name="T213">DNS</text:span><text:span text:style-name="T214"><text:s/>серверам -</text:span><text:span text:style-name="T215">&gt;<text:s/></text:span><text:span text:style-name="T216">получаем<text:s/></text:span><text:span text:style-name="T217">IP</text:span><text:span text:style-name="T218"><text:s/>адресс сайта -</text:span><text:span text:style-name="T219">&gt;</text:span><text:span text:style-name="T220"><text:s/>браузер конектится с сервером по протоколу -</text:span><text:span text:style-name="T221">&gt;</text:span><text:span text:style-name="T222"><text:s/></text:span><text:span text:style-name="T223">HTTP<text:s/></text:span><text:span text:style-name="T224">запрос -</text:span><text:span text:style-name="T225">&gt;</text:span><text:span text:style-name="T226"><text:s/>сервер обрабатывает и отдаёт ответ -</text:span><text:span text:style-name="T227">&gt;</text:span><text:span text:style-name="T228"><text:s/>браузер обрабатывает ответ и рендерит страницу.</text:span><text:span text:style-name="T229"/></text:p>
          </table:table-cell>
        </table:table-row>
      </table:table>
      <text:p text:style-name="P35"><text:span text:style-name="T2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